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Georgia" svg:font-family="Georgia, serif"/>
    <style:font-face style:name="Calibri" svg:font-family="Calibri" style:font-family-generic="roman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rsid="001ea4ed" officeooo:paragraph-rsid="001ea4ed"/>
    </style:style>
    <style:style style:name="P2" style:family="paragraph" style:parent-style-name="Standard" style:master-page-name="Standard">
      <style:paragraph-properties style:page-number="auto"/>
      <style:text-properties officeooo:paragraph-rsid="001cc7ef"/>
    </style:style>
    <style:style style:name="P3" style:family="paragraph" style:parent-style-name="Standard">
      <style:text-properties officeooo:paragraph-rsid="001cc7ef"/>
    </style:style>
    <style:style style:name="P4" style:family="paragraph" style:parent-style-name="Standard">
      <style:text-properties officeooo:rsid="00205f31" officeooo:paragraph-rsid="00205f31"/>
    </style:style>
    <style:style style:name="P5" style:family="paragraph" style:parent-style-name="Text_20_body">
      <style:text-properties officeooo:rsid="00205f31" officeooo:paragraph-rsid="00205f31"/>
    </style:style>
    <style:style style:name="T1" style:family="text">
      <style:text-properties officeooo:rsid="001cc7ef"/>
    </style:style>
    <style:style style:name="T2" style:family="text">
      <style:text-properties officeooo:rsid="00205f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 данной лабораторной работе вам потребуется найти все возможною информацию о</text:p>
      <text:p text:style-name="P3"><text:s/>компонентах на данном компьютере при помощи <text:span text:style-name="T1">команд (стандартных утилит) в Astra linux</text:span></text:p>
      <text:p text:style-name="P4">Или если в Windows,</text:p>
      <text:h text:style-name="P1" text:outline-level="3">Требуется использовать 3 минимум разных утилиты(команды)<text:span text:style-name="T2">(каждый копонент 3 раза)</text:span></text:h>
      <text:p text:style-name="P5">1)Материнская плата</text:p>
      <text:p text:style-name="P5">2) Процессор</text:p>
      <text:p text:style-name="P5">3) Озу</text:p>
      <text:p text:style-name="P5">4)ПЗУ</text:p>
      <text:p text:style-name="P5">5)Видео карта(Граф проц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Georgia" svg:font-family="Georgia, serif"/>
    <style:font-face style:name="Calibri" svg:font-family="Calibri" style:font-family-generic="roman"/>
    <style:font-face style:name="PT Astra Serif" svg:font-family="'PT Astra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size-asian="12pt" style:font-name-complex="Noto Sans Devanagari1" style:font-family-complex="'Noto Sans Devanagari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Воронин Виталий Вадимович</meta:initial-creator>
    <meta:editing-cycles>5</meta:editing-cycles>
    <meta:creation-date>2021-09-30T08:01:00</meta:creation-date>
    <dc:date>2022-12-06T08:43:59.727899152</dc:date>
    <meta:editing-duration>PT11M1S</meta:editing-duration>
    <meta:generator>LibreOffice/7.0.6.2$Linux_X86_64 LibreOffice_project/00$Build-2</meta:generator>
    <meta:document-statistic meta:table-count="0" meta:image-count="0" meta:object-count="0" meta:page-count="1" meta:paragraph-count="9" meta:word-count="46" meta:character-count="328" meta:non-whitespace-character-count="290"/>
    <meta:user-defined meta:name="AppVersion">16.0000</meta:user-defined>
    <meta:template xlink:type="simple" xlink:actuate="onRequest" xlink:title="Normal" xlink:href=""/>
  </office:meta>
</office:document-meta>
</file>